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3.227cm" table:align="left"/>
    </style:style>
    <style:style style:name="Tabla1.A" style:family="table-column">
      <style:table-column-properties style:column-width="1.037cm"/>
    </style:style>
    <style:style style:name="Tabla1.B" style:family="table-column">
      <style:table-column-properties style:column-width="6.17cm"/>
    </style:style>
    <style:style style:name="Tabla1.C" style:family="table-column">
      <style:table-column-properties style:column-width="6.02cm"/>
    </style:style>
    <style:style style:name="Tabla1.A1" style:family="table-cell">
      <style:table-cell-properties style:vertical-align="middle" fo:padding="0.049cm" fo:border="0.05pt solid #000000"/>
    </style:style>
    <style:style style:name="Tabla2" style:family="table">
      <style:table-properties style:width="17cm" table:align="left"/>
    </style:style>
    <style:style style:name="Tabla2.A" style:family="table-column">
      <style:table-column-properties style:column-width="2.367cm"/>
    </style:style>
    <style:style style:name="Tabla2.B" style:family="table-column">
      <style:table-column-properties style:column-width="5.089cm"/>
    </style:style>
    <style:style style:name="Tabla2.C" style:family="table-column">
      <style:table-column-properties style:column-width="9.544cm"/>
    </style:style>
    <style:style style:name="Tabla2.A1" style:family="table-cell">
      <style:table-cell-properties style:vertical-align="middle" fo:padding="0.049cm" fo:border="0.05pt solid #000000"/>
    </style:style>
    <style:style style:name="Tabla3" style:family="table">
      <style:table-properties style:width="11.105cm" table:align="left"/>
    </style:style>
    <style:style style:name="Tabla3.A" style:family="table-column">
      <style:table-column-properties style:column-width="4.392cm"/>
    </style:style>
    <style:style style:name="Tabla3.B" style:family="table-column">
      <style:table-column-properties style:column-width="5.2cm"/>
    </style:style>
    <style:style style:name="Tabla3.C" style:family="table-column">
      <style:table-column-properties style:column-width="1.513cm"/>
    </style:style>
    <style:style style:name="Tabla3.A1" style:family="table-cell">
      <style:table-cell-properties style:vertical-align="middle" fo:padding="0.049cm" fo:border="0.05pt solid #000000"/>
    </style:style>
    <style:style style:name="P1" style:family="paragraph" style:parent-style-name="Heading_20_2">
      <style:paragraph-properties fo:margin-left="0cm" fo:margin-right="0cm" fo:margin-top="0cm" fo:margin-bottom="0.247cm" style:contextual-spacing="false" fo:text-indent="0cm" style:auto-text-indent="false"/>
    </style:style>
    <style:style style:name="P2" style:family="paragraph" style:parent-style-name="Heading_20_2">
      <style:paragraph-properties fo:break-before="page"/>
    </style:style>
    <style:style style:name="P3" style:family="paragraph" style:parent-style-name="Heading_20_3">
      <style:paragraph-properties fo:margin-left="0cm" fo:margin-right="0cm" fo:margin-top="0cm" fo:margin-bottom="0.247cm" style:contextual-spacing="false" fo:text-indent="0cm" style:auto-text-indent="false"/>
    </style:style>
    <style:style style:name="P4" style:family="paragraph" style:parent-style-name="Preformatted_20_Text">
      <style:paragraph-properties fo:margin-left="0cm" fo:margin-right="0cm" fo:margin-top="0cm" fo:margin-bottom="0cm" style:contextual-spacing="false" fo:text-indent="0cm" style:auto-text-indent="false"/>
    </style:style>
    <style:style style:name="P5" style:family="paragraph" style:parent-style-name="Preformatted_20_Text">
      <style:paragraph-properties fo:margin-top="0cm" fo:margin-bottom="0cm" style:contextual-spacing="false"/>
    </style:style>
    <style:style style:name="P6" style:family="paragraph" style:parent-style-name="Quotations">
      <style:paragraph-properties fo:margin-left="1cm" fo:margin-right="1cm" fo:margin-top="0cm" fo:margin-bottom="0.499cm" style:contextual-spacing="false" fo:text-indent="0cm" style:auto-text-indent="false"/>
    </style:style>
    <style:style style:name="P7" style:family="paragraph" style:parent-style-name="Quotations" style:list-style-name="L3">
      <style:paragraph-properties fo:margin-left="1cm" fo:margin-right="1cm" fo:margin-top="0cm" fo:margin-bottom="0.499cm" style:contextual-spacing="false" fo:text-indent="0cm" style:auto-text-indent="false" fo:padding="0cm" fo:border="none"/>
    </style:style>
    <style:style style:name="P8" style:family="paragraph" style:parent-style-name="Table_20_Contents">
      <style:paragraph-properties fo:margin-left="0cm" fo:margin-right="0cm" fo:margin-top="0cm" fo:margin-bottom="0.247cm" style:contextual-spacing="false" fo:text-indent="0cm" style:auto-text-indent="false"/>
    </style:style>
    <style:style style:name="P9" style:family="paragraph" style:parent-style-name="Table_20_Contents">
      <style:paragraph-properties fo:margin-left="0cm" fo:margin-right="0cm" fo:margin-top="0cm" fo:margin-bottom="0cm" style:contextual-spacing="false" fo:text-indent="0cm" style:auto-text-indent="false"/>
    </style:style>
    <style:style style:name="P10" style:family="paragraph" style:parent-style-name="Text_20_body">
      <style:paragraph-properties fo:margin-left="0cm" fo:margin-right="0cm" fo:margin-top="0cm" fo:margin-bottom="0.247cm" style:contextual-spacing="false" fo:text-indent="0cm" style:auto-text-indent="false"/>
    </style:style>
    <style:style style:name="P11" style:family="paragraph" style:parent-style-name="Text_20_body" style:list-style-name="L1">
      <style:paragraph-properties fo:margin-left="0cm" fo:margin-right="0cm" fo:margin-top="0cm" fo:margin-bottom="0.247cm" style:contextual-spacing="false" fo:text-indent="0cm" style:auto-text-indent="false" fo:padding="0cm" fo:border="none"/>
    </style:style>
    <style:style style:name="P12" style:family="paragraph" style:parent-style-name="Text_20_body" style:list-style-name="L2">
      <style:paragraph-properties fo:margin-left="0cm" fo:margin-right="0cm" fo:margin-top="0cm" fo:margin-bottom="0.247cm" style:contextual-spacing="false" fo:text-indent="0cm" style:auto-text-indent="false" fo:padding="0cm" fo:border="none"/>
    </style:style>
    <style:style style:name="P13" style:family="paragraph" style:parent-style-name="Text_20_body" style:list-style-name="L4">
      <style:paragraph-properties fo:margin-left="0cm" fo:margin-right="0cm" fo:margin-top="0cm" fo:margin-bottom="0.247cm" style:contextual-spacing="false" fo:text-indent="0cm" style:auto-text-indent="false" fo:padding="0cm" fo:border="none"/>
    </style:style>
    <style:style style:name="P14" style:family="paragraph" style:parent-style-name="Text_20_body" style:list-style-name="L5">
      <style:paragraph-properties fo:margin-left="0cm" fo:margin-right="0cm" fo:margin-top="0cm" fo:margin-bottom="0.247cm" style:contextual-spacing="false" fo:text-indent="0cm" style:auto-text-indent="false" fo:padding="0cm" fo:border="none"/>
    </style:style>
    <style:style style:name="P15" style:family="paragraph" style:parent-style-name="Text_20_body" style:list-style-name="L6">
      <style:paragraph-properties fo:margin-left="0cm" fo:margin-right="0cm" fo:margin-top="0cm" fo:margin-bottom="0.247cm" style:contextual-spacing="false" fo:text-indent="0cm" style:auto-text-indent="false" fo:padding="0cm" fo:border="none"/>
    </style:style>
    <style:style style:name="P16" style:family="paragraph" style:parent-style-name="Text_20_body" style:list-style-name="L7">
      <style:paragraph-properties fo:margin-left="0cm" fo:margin-right="0cm" fo:margin-top="0cm" fo:margin-bottom="0.247cm" style:contextual-spacing="false" fo:text-indent="0cm" style:auto-text-indent="false" fo:padding="0cm" fo:border="none"/>
    </style:style>
    <style:style style:name="P17" style:family="paragraph" style:parent-style-name="Text_20_body" style:list-style-name="L8">
      <style:paragraph-properties fo:margin-left="0cm" fo:margin-right="0cm" fo:margin-top="0cm" fo:margin-bottom="0.247cm" style:contextual-spacing="false" fo:text-indent="0cm" style:auto-text-indent="false" fo:padding="0cm" fo:border="none"/>
    </style:style>
    <style:style style:name="P18" style:family="paragraph" style:parent-style-name="Text_20_body" style:list-style-name="L9">
      <style:paragraph-properties fo:margin-left="0cm" fo:margin-right="0cm" fo:margin-top="0cm" fo:margin-bottom="0.247cm" style:contextual-spacing="false" fo:text-indent="0cm" style:auto-text-indent="false" fo:padding="0cm" fo:border="none"/>
    </style:style>
    <style:style style:name="P19" style:family="paragraph" style:parent-style-name="Text_20_body" style:list-style-name="L10">
      <style:paragraph-properties fo:margin-left="0cm" fo:margin-right="0cm" fo:margin-top="0cm" fo:margin-bottom="0.247cm" style:contextual-spacing="false" fo:text-indent="0cm" style:auto-text-indent="false" fo:padding="0cm" fo:border="none"/>
    </style:style>
    <style:style style:name="P20" style:family="paragraph" style:parent-style-name="Text_20_body" style:list-style-name="L11">
      <style:paragraph-properties fo:margin-left="0cm" fo:margin-right="0cm" fo:margin-top="0cm" fo:margin-bottom="0.247cm" style:contextual-spacing="false" fo:text-indent="0cm" style:auto-text-indent="false" fo:padding="0cm" fo:border="none"/>
    </style:style>
    <style:style style:name="P21" style:family="paragraph" style:parent-style-name="Text_20_body" style:list-style-name="L12">
      <style:paragraph-properties fo:margin-left="0cm" fo:margin-right="0cm" fo:margin-top="0cm" fo:margin-bottom="0.247cm" style:contextual-spacing="false" fo:text-indent="0cm" style:auto-text-indent="false" fo:padding="0cm" fo:border="none"/>
    </style:style>
    <style:style style:name="P22" style:family="paragraph" style:parent-style-name="Text_20_body" style:list-style-name="L12">
      <style:paragraph-properties fo:margin-left="0cm" fo:margin-right="0cm" fo:margin-top="0cm" fo:margin-bottom="0.247cm" style:contextual-spacing="false" fo:text-indent="0cm" style:auto-text-indent="false" fo:break-before="page" fo:padding="0cm" fo:border="none"/>
    </style:style>
    <style:style style:name="P23" style:family="paragraph" style:parent-style-name="Text_20_body" style:list-style-name="L12">
      <style:paragraph-properties fo:margin-left="0cm" fo:margin-right="0cm" fo:margin-top="0cm" fo:margin-bottom="0.247cm" style:contextual-spacing="false" fo:text-indent="0cm" style:auto-text-indent="false" fo:padding="0cm" fo:border="none"/>
      <style:text-properties officeooo:paragraph-rsid="001a0d52"/>
    </style:style>
    <style:style style:name="P24" style:family="paragraph" style:parent-style-name="Text_20_body">
      <style:text-properties fo:font-weight="bold"/>
    </style:style>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T1" style:family="text">
      <style:text-properties officeooo:rsid="001a0d52"/>
    </style:style>
    <style:style style:name="T2" style:family="text">
      <style:text-properties fo:font-weight="bold"/>
    </style:style>
    <style:style style:name="T3"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ienvenido al entorno de trabajo de micro1475. En esta simulación, actuarás como técnico especialista en reacondicionamiento. El objetivo es estandarizar el proceso de recuperación de hardware de segunda mano, garantizando la calidad mediante el uso de tarjetas de diagnóstico y una gestión documental rigurosa.</text:p>
      <text:p text:style-name="P10">Cada alumno accederá con su cuenta corporativa: nombre.apellido@microinfo.es a la plataforma de gestión.</text:p>
      <text:p text:style-name="Horizontal_20_Line"/>
      <text:h text:style-name="P1" text:outline-level="2">🛠️ Protocolo de Actuación: SAT micro1475</text:h>
      <text:h text:style-name="P3" text:outline-level="3">1. Recepción y Apertura de Expediente</text:h>
      <text:p text:style-name="P10">El proceso comienza en la plataforma virtual: <text:a xlink:type="simple" xlink:href="http://www.tecducatio.com/" office:target-frame-name="_blank" xlink:show="new" text:style-name="Internet_20_link" text:visited-style-name="Visited_20_Internet_20_Link">www.tecducatio.com</text:a>.</text:p>
      <text:list text:style-name="L1">
        <text:list-item>
          <text:p text:style-name="P11">Acceso: Panel de administración &gt; Seguimiento y documentos.</text:p>
        </text:list-item>
        <text:list-item>
          <text:p text:style-name="P11">Tarea: Generar la 1. Orden de Servicio.</text:p>
        </text:list-item>
        <text:list-item>
          <text:p text:style-name="P11">Descripción: Registra la placa base recibida. Al ser material para reacondicionado, es vital anotar cualquier signo de desgaste o manipulación previa.</text:p>
        </text:list-item>
      </text:list>
      <text:p text:style-name="Horizontal_20_Line"/>
      <text:h text:style-name="P3" text:outline-level="3">2. Banco de Pruebas y Diagnóstico POST</text:h>
      <text:p text:style-name="P10">Para verificar la viabilidad de la placa, debes montar un entorno mínimo de pruebas.</text:p>
      <text:list text:style-name="L2">
        <text:list-item>
          <text:p text:style-name="P12">Montaje Técnico: Instala procesador, disipador (con pasta térmica), memoria RAM y conecta la fuente de alimentación.</text:p>
        </text:list-item>
        <text:list-item>
          <text:p text:style-name="P12">Uso de la Tarjeta POST: Inserta la placa de diagnóstico.</text:p>
          <text:list>
            <text:list-item>
              <text:p text:style-name="P12">Si los códigos hexadecimales fluyen y el display muestra "FF" o "00" sin errores críticos, procede a conectar el monitor.</text:p>
            </text:list-item>
          </text:list>
        </text:list-item>
        <text:list-item>
          <text:p text:style-name="P12">Verificación de Vídeo: Comprueba que la placa alcanza el post-BIOS y muestra imagen.</text:p>
        </text:list-item>
      </text:list>
      <text:p text:style-name="P6">Checklist de Diagnóstico:</text:p>
      <text:list text:style-name="L3">
        <text:list-item>
          <text:p text:style-name="P7">[ ] ¿Los voltajes de la fuente son correctos en los leds de la tarjeta POST?</text:p>
        </text:list-item>
        <text:list-item>
          <text:p text:style-name="P7">[ ] ¿El código de error indica fallo de RAM o CPU? (Si procede).</text:p>
        </text:list-item>
        <text:list-item>
          <text:p text:style-name="P7">[ ] ¿Hay salida de vídeo estable?</text:p>
        </text:list-item>
      </text:list>
      <text:p text:style-name="Horizontal_20_Line"/>
      <text:h text:style-name="P3" text:outline-level="3">3. Gestión Comercial del Reacondicionado</text:h>
      <text:p text:style-name="P10">Una vez verificado que el hardware funciona, debemos "vender" el proyecto de montaje.</text:p>
      <text:list text:style-name="L4">
        <text:list-item>
          <text:p text:style-name="P13">Presupuestación: En <text:a xlink:type="simple" xlink:href="http://www.tecducatio.com/" office:target-frame-name="_blank" xlink:show="new" text:style-name="Internet_20_link" text:visited-style-name="Visited_20_Internet_20_Link">www.tecducatio.com</text:a>, genera el 2. Diagnóstico y Presupuesto.</text:p>
        </text:list-item>
        <text:list-item>
          <text:p text:style-name="P13">Inventario: Debes tarificar e incluir como componentes de segunda mano:</text:p>
          <text:list>
            <text:list-item>
              <text:p text:style-name="P13">Procesador y Memoria RAM utilizados.</text:p>
            </text:list-item>
            <text:list-item>
              <text:p text:style-name="P13"><text:soft-page-break/>Fuente de alimentación y Caja (Chasis).</text:p>
            </text:list-item>
            <text:list-item>
              <text:p text:style-name="P13">Unidad de almacenamiento (SSD/HDD).</text:p>
            </text:list-item>
          </text:list>
        </text:list-item>
        <text:list-item>
          <text:p text:style-name="P13">Validación: Procesa la 3. Aceptación del presupuesto. Si durante el montaje surge una incompatibilidad, deberás generar la 4. Extensión de presupuesto.</text:p>
        </text:list-item>
      </text:list>
      <text:p text:style-name="Horizontal_20_Line"/>
      <text:h text:style-name="P3" text:outline-level="3">4. Montaje e Instalación de Software</text:h>
      <text:p text:style-name="P10">Con el presupuesto aceptado, el equipo deja de ser una "placa en un banco" para ser un ordenador completo.</text:p>
      <text:list text:style-name="L5">
        <text:list-item>
          <text:p text:style-name="P14">Ensamblado final: Integra todo en la caja definitiva. Asegura una correcta gestión del cableado.</text:p>
        </text:list-item>
        <text:list-item>
          <text:p text:style-name="P14">Instalación de AntiX Linux: * Utilizamos AntiX por su excelente rendimiento en equipos reacondicionados.</text:p>
          <text:list>
            <text:list-item>
              <text:p text:style-name="P14">Configura el sistema, verifica que los controladores de red y sonido funcionan correctamente.</text:p>
            </text:list-item>
          </text:list>
        </text:list-item>
      </text:list>
      <text:p text:style-name="Horizontal_20_Line"/>
      <text:h text:style-name="P3" text:outline-level="3">5. Control de Calidad y Cierre</text:h>
      <text:p text:style-name="P10">El último paso antes de que el equipo salga de micro1475.</text:p>
      <text:list text:style-name="L6">
        <text:list-item>
          <text:p text:style-name="P15">Testing final: Ejecuta un test de estrés breve para asegurar que el sistema es estable bajo carga.</text:p>
        </text:list-item>
        <text:list-item>
          <text:p text:style-name="P15">Documentación Final: En el panel de seguimiento de <text:a xlink:type="simple" xlink:href="http://www.tecducatio.com/" office:target-frame-name="_blank" xlink:show="new" text:style-name="Internet_20_link" text:visited-style-name="Visited_20_Internet_20_Link">www.tecducatio.com</text:a>:</text:p>
          <text:list>
            <text:list-item>
              <text:p text:style-name="P15">Genera el 5. Albarán de entrega.</text:p>
            </text:list-item>
            <text:list-item>
              <text:p text:style-name="P15">Emite la Factura correspondiente al servicio de montaje y componentes.</text:p>
            </text:list-item>
          </text:list>
        </text:list-item>
      </text:list>
      <text:p text:style-name="Horizontal_20_Line"/>
      <text:h text:style-name="P3" text:outline-level="3">Resumen de Tareas para el Técnico</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9"><text:span text:style-name="Strong_20_Emphasis">Fase</text:span></text:p>
            </table:table-cell>
            <table:table-cell table:style-name="Tabla1.A1" office:value-type="string">
              <text:p text:style-name="P9"><text:span text:style-name="Strong_20_Emphasis">Acción Técnica</text:span></text:p>
            </table:table-cell>
            <table:table-cell table:style-name="Tabla1.A1" office:value-type="string">
              <text:p text:style-name="P9"><text:span text:style-name="Strong_20_Emphasis">Documento en Panel de Control</text:span></text:p>
            </table:table-cell>
          </table:table-row>
        </table:table-header-rows>
        <table:table-row>
          <table:table-cell table:style-name="Tabla1.A1" office:value-type="string">
            <text:p text:style-name="P8">I</text:p>
          </table:table-cell>
          <table:table-cell table:style-name="Tabla1.A1" office:value-type="string">
            <text:p text:style-name="P8">Inspección visual de la placa</text:p>
          </table:table-cell>
          <table:table-cell table:style-name="Tabla1.A1" office:value-type="string">
            <text:p text:style-name="P8">Orden de Servicio</text:p>
          </table:table-cell>
        </table:table-row>
        <table:table-row>
          <table:table-cell table:style-name="Tabla1.A1" office:value-type="string">
            <text:p text:style-name="P8">II</text:p>
          </table:table-cell>
          <table:table-cell table:style-name="Tabla1.A1" office:value-type="string">
            <text:p text:style-name="P8">Test con tarjeta POST y periféricos</text:p>
          </table:table-cell>
          <table:table-cell table:style-name="Tabla1.A1" office:value-type="string">
            <text:p text:style-name="P8">Diagnóstico</text:p>
          </table:table-cell>
        </table:table-row>
        <table:table-row>
          <table:table-cell table:style-name="Tabla1.A1" office:value-type="string">
            <text:p text:style-name="P8">III</text:p>
          </table:table-cell>
          <table:table-cell table:style-name="Tabla1.A1" office:value-type="string">
            <text:p text:style-name="P8">Valoración de piezas 2ª mano</text:p>
          </table:table-cell>
          <table:table-cell table:style-name="Tabla1.A1" office:value-type="string">
            <text:p text:style-name="P8">Presupuesto y Aceptación</text:p>
          </table:table-cell>
        </table:table-row>
        <table:table-row>
          <table:table-cell table:style-name="Tabla1.A1" office:value-type="string">
            <text:p text:style-name="P8">IV</text:p>
          </table:table-cell>
          <table:table-cell table:style-name="Tabla1.A1" office:value-type="string">
            <text:p text:style-name="P8">Montaje en caja + AntiX Linux</text:p>
          </table:table-cell>
          <table:table-cell table:style-name="Tabla1.A1" office:value-type="string">
            <text:p text:style-name="P8">(Registro de horas/notas)</text:p>
          </table:table-cell>
        </table:table-row>
        <table:table-row>
          <table:table-cell table:style-name="Tabla1.A1" office:value-type="string">
            <text:p text:style-name="P8">V</text:p>
          </table:table-cell>
          <table:table-cell table:style-name="Tabla1.A1" office:value-type="string">
            <text:p text:style-name="P8">Entrega de equipo reacondicionado</text:p>
          </table:table-cell>
          <table:table-cell table:style-name="Tabla1.A1" office:value-type="string">
            <text:p text:style-name="P8">Albarán y Factura</text:p>
          </table:table-cell>
        </table:table-row>
      </table:table>
      <text:p text:style-name="Standard"/>
      <text:h text:style-name="P2" text:outline-level="2">📑 Guía de Códigos POST para Técnicos de micro1475</text:h>
      <text:p text:style-name="P10">Cuando conectes la placa al banco de pruebas con su CPU, RAM y fuente, la tarjeta de diagnóstico mostrará ciclos de números hexadecimales. Si el proceso se detiene en uno, ahí está el problema.</text:p>
      <text:h text:style-name="P3" text:outline-level="3">1. Códigos Universales de Referencia</text:h>
      <text:p text:style-name="P10">Aunque cada fabricante de BIOS (AMI, Award, Phoenix) varía, estos son los puntos de parada más comunes:</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9"><text:span text:style-name="Strong_20_Emphasis">Código (Hex)</text:span></text:p>
            </table:table-cell>
            <table:table-cell table:style-name="Tabla2.A1" office:value-type="string">
              <text:p text:style-name="P9"><text:span text:style-name="Strong_20_Emphasis">Significado Probable</text:span></text:p>
            </table:table-cell>
            <table:table-cell table:style-name="Tabla2.A1" office:value-type="string">
              <text:p text:style-name="P9"><text:span text:style-name="Strong_20_Emphasis">Acción del Técnico</text:span></text:p>
            </table:table-cell>
          </table:table-row>
        </table:table-header-rows>
        <table:table-row>
          <table:table-cell table:style-name="Tabla2.A1" office:value-type="string">
            <text:p text:style-name="P8">00 / FF</text:p>
          </table:table-cell>
          <table:table-cell table:style-name="Tabla2.A1" office:value-type="string">
            <text:p text:style-name="P8">La CPU no inicia o placa muerta.</text:p>
          </table:table-cell>
          <table:table-cell table:style-name="Tabla2.A1" office:value-type="string">
            <text:p text:style-name="P8">Revisa alimentación ATX12V, zócalo de CPU o jumpers.</text:p>
          </table:table-cell>
        </table:table-row>
        <table:table-row>
          <table:table-cell table:style-name="Tabla2.A1" office:value-type="string">
            <text:p text:style-name="P8">C1 / D3</text:p>
          </table:table-cell>
          <table:table-cell table:style-name="Tabla2.A1" office:value-type="string">
            <text:p text:style-name="P8">Error de memoria RAM.</text:p>
          </table:table-cell>
          <table:table-cell table:style-name="Tabla2.A1" office:value-type="string">
            <text:p text:style-name="P8">Limpia los contactos con goma de borrar o prueba otro slot.</text:p>
          </table:table-cell>
        </table:table-row>
        <table:table-row>
          <table:table-cell table:style-name="Tabla2.A1" office:value-type="string">
            <text:p text:style-name="P8">1d / 2d</text:p>
          </table:table-cell>
          <table:table-cell table:style-name="Tabla2.A1" office:value-type="string">
            <text:p text:style-name="P8">Error de vídeo (VGA).</text:p>
          </table:table-cell>
          <table:table-cell table:style-name="Tabla2.A1" office:value-type="string">
            <text:p text:style-name="P8">Verifica si la placa requiere GPU dedicada o si el puerto está sucio.</text:p>
          </table:table-cell>
        </table:table-row>
        <table:table-row>
          <table:table-cell table:style-name="Tabla2.A1" office:value-type="string">
            <text:p text:style-name="P8">01 al 0F</text:p>
          </table:table-cell>
          <table:table-cell table:style-name="Tabla2.A1" office:value-type="string">
            <text:p text:style-name="P8">Fallo en la prueba de la CPU.</text:p>
          </table:table-cell>
          <table:table-cell table:style-name="Tabla2.A1" office:value-type="string">
            <text:p text:style-name="P8">Reasienta el procesador o verifica pines doblados.</text:p>
          </table:table-cell>
        </table:table-row>
        <table:table-row>
          <table:table-cell table:style-name="Tabla2.A1" office:value-type="string">
            <text:p text:style-name="P8">7F</text:p>
          </table:table-cell>
          <table:table-cell table:style-name="Tabla2.A1" office:value-type="string">
            <text:p text:style-name="P8">Error de configuración de BIOS.</text:p>
          </table:table-cell>
          <table:table-cell table:style-name="Tabla2.A1" office:value-type="string">
            <text:p text:style-name="P8">Haz un Clear CMOS (quita la pila o usa el jumper).</text:p>
          </table:table-cell>
        </table:table-row>
      </table:table>
      <text:p text:style-name="Horizontal_20_Line"/>
      <text:h text:style-name="P3" text:outline-level="3">2. Interpretación de los LEDs de Voltaje</text:h>
      <text:p text:style-name="P10">No solo mires los números; los pequeños LEDs de la placa de diagnóstico indican si la fuente de alimentación está entregando energía correctamente a los buses:</text:p>
      <text:list text:style-name="L7">
        <text:list-item>
          <text:p text:style-name="P16">+12V / -12V: Vital para ventiladores y algunos puertos serie/PCI.</text:p>
        </text:list-item>
        <text:list-item>
          <text:p text:style-name="P16">+5V / +3.3V: Alimentación lógica de los chips y memoria.</text:p>
        </text:list-item>
        <text:list-item>
          <text:p text:style-name="P16">CLK: Si no parpadea o brilla, el cristal de cuarzo de la placa (el "reloj") no está oscilando. Placa base para desguace.</text:p>
        </text:list-item>
        <text:list-item>
          <text:p text:style-name="P16">RESET: Si el LED de reset se queda encendido fijo, la placa está en un bucle de reinicio infinito.</text:p>
        </text:list-item>
      </text:list>
      <text:p text:style-name="Horizontal_20_Line"/>
      <text:h text:style-name="P3" text:outline-level="3">3. Registro en el Panel de micro1475</text:h>
      <text:p text:style-name="P10">Como técnico de micro1475, tu diagnóstico debe ser profesional. Al rellenar el documento en <text:a xlink:type="simple" xlink:href="http://www.tecducatio.com/" office:target-frame-name="_blank" xlink:show="new" text:style-name="Internet_20_link" text:visited-style-name="Visited_20_Internet_20_Link">www.tecducatio.com</text:a>, no pongas "no funciona". Usa este formato:</text:p>
      <text:p text:style-name="P6">"Tras testeo con placa POST, el sistema se detiene en el código C1. Se procede a limpieza de slots de memoria y sustitución de módulo DDR3 de 2ª mano. Tras el cambio, el sistema arroja código FF (Correcto) y da señal de vídeo."</text:p>
      <text:p text:style-name="Horizontal_20_Line"/>
      <text:h text:style-name="P3" text:outline-level="3"><text:soft-page-break/>✅ Checklist de Diagnóstico Avanzado</text:h>
      <text:p text:style-name="P10">Antes de dar el presupuesto por cerrado en la plataforma:</text:p>
      <text:list text:style-name="L8">
        <text:list-item>
          <text:p text:style-name="P17">[ ] Inspección de Condensadores: ¿Hay alguno hinchado o con fugas de electrolito?</text:p>
        </text:list-item>
        <text:list-item>
          <text:p text:style-name="P17">[ ] Prueba de Temperatura: Toca el disipador del chipset. Si quema al tacto en menos de 10 segundos, hay un corto interno.</text:p>
        </text:list-item>
        <text:list-item>
          <text:p text:style-name="P17">[ ] Pila CMOS: Comprueba con el polímetro si tiene al menos 3V. Si no, inclúyela como material de repuesto en el presupuesto.</text:p>
        </text:list-item>
      </text:list>
      <text:p text:style-name="P10">Para que los equipos que salen de micro1475 tengan una segunda vida digna, no basta con instalar el sistema; hay que "afinarlo". AntiX es la elección perfecta para piezas de segunda mano porque consume recursos mínimos, pero como técnicos, debemos dejarlo listo para el usuario final.</text:p>
      <text:p text:style-name="P10">A continuación, la guía de post-instalación y optimización que debéis seguir antes de generar el Albarán de entrega en <text:a xlink:type="simple" xlink:href="http://www.tecducatio.com/" office:target-frame-name="_blank" xlink:show="new" text:style-name="Internet_20_link" text:visited-style-name="Visited_20_Internet_20_Link">www.tecducatio.com</text:a>.</text:p>
      <text:p text:style-name="Horizontal_20_Line"/>
      <text:h text:style-name="P1" text:outline-level="2">🚀 Guía de Optimización AntiX Linux (Estándar micro1475)</text:h>
      <text:p text:style-name="P10">Una vez finalizada la instalación desde el USB bootable en el disco de almacenamiento (SSD/HDD), seguid estos pasos desde la terminal o el centro de control.</text:p>
      <text:h text:style-name="P3" text:outline-level="3">1. Actualización y Limpieza de Repositorios</text:h>
      <text:p text:style-name="P10">Inicia sesión con tu cuenta técnica y abre una terminal (<text:span text:style-name="Source_20_Text">Ctrl+Alt+T</text:span>). Es vital que el equipo salga con los parches de seguridad al día.</text:p>
      <text:p text:style-name="P10">Bash</text:p>
      <text:p text:style-name="P4"><text:span text:style-name="Source_20_Text">sudo apt update &amp;&amp; sudo apt full-upgrade -y</text:span></text:p>
      <text:p text:style-name="P5"><text:span text:style-name="Source_20_Text">sudo apt autoremove &amp;&amp; sudo apt clean</text:span></text:p>
      <text:h text:style-name="P3" text:outline-level="3">2. Verificación de Hardware (Terminal)</text:h>
      <text:p text:style-name="P10">Antes de cerrar el presupuesto en la plataforma, confirma que el sistema reconoce todo el hardware de segunda mano:</text:p>
      <text:list text:style-name="L9">
        <text:list-item>
          <text:p text:style-name="P18">CPU y RAM: Ejecuta <text:span text:style-name="Source_20_Text">htop</text:span> para ver el consumo en tiempo real.</text:p>
        </text:list-item>
        <text:list-item>
          <text:p text:style-name="P18">Información general: Ejecuta <text:span text:style-name="Source_20_Text">inxi -Fzx</text:span>.</text:p>
          <text:list>
            <text:list-item>
              <text:p text:style-name="P18">Nota: Copia este log y adjúntalo en el apartado de Notas Técnicas de la factura en el panel de administración.</text:p>
            </text:list-item>
          </text:list>
        </text:list-item>
      </text:list>
      <text:p text:style-name="Horizontal_20_Line"/>
      <text:h text:style-name="P3" text:outline-level="3">3. Ajustes de Rendimiento (Swapiness)</text:h>
      <text:p text:style-name="P10">Como usamos discos que pueden ser antiguos, vamos a reducir el uso de la partición de intercambio (Swap) para que el sistema prefiera usar la RAM (que es más rápida).</text:p>
      <text:list text:style-name="L10">
        <text:list-item>
          <text:p text:style-name="P19">Abre el archivo de configuración: <text:span text:style-name="Source_20_Text">sudo nano /etc/sysctl.conf</text:span></text:p>
        </text:list-item>
        <text:list-item>
          <text:p text:style-name="P19">Añade al final la línea: <text:span text:style-name="Source_20_Text">vm.swappiness=10</text:span></text:p>
        </text:list-item>
        <text:list-item>
          <text:p text:style-name="P19"><text:soft-page-break/>Guarda (<text:span text:style-name="Source_20_Text">Ctrl+O</text:span>) y sal (<text:span text:style-name="Source_20_Text">Ctrl+X</text:span>).</text:p>
        </text:list-item>
      </text:list>
      <text:p text:style-name="Horizontal_20_Line"/>
      <text:h text:style-name="P3" text:outline-level="3">4. Configuración del Escritorio para el Cliente</text:h>
      <text:p text:style-name="P10">En micro1475 buscamos la eficiencia. AntiX permite varios gestores de ventanas. Recomendamos dejar configurado Rox-IceWM por su equilibrio entre estética y bajo consumo.</text:p>
      <text:list text:style-name="L11">
        <text:list-item>
          <text:p text:style-name="P20">Panel de Control de AntiX: Ve a la pestaña "Escritorio" y selecciona "Elegir fondo de escritorio" para poner uno corporativo o neutro.</text:p>
        </text:list-item>
        <text:list-item>
          <text:p text:style-name="P20">Bloqueador de publicidad: Asegúrate de que el navegador (normalmente Firefox-ESR o SeaMonkey) tenga instalado uBlock Origin para mejorar la velocidad de carga web en CPUs antiguas.</text:p>
        </text:list-item>
      </text:list>
      <text:p text:style-name="Horizontal_20_Line"/>
      <text:h text:style-name="P3" text:outline-level="3">✅ Checklist de Entrega del Software</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9"><text:span text:style-name="Strong_20_Emphasis">Tarea</text:span></text:p>
            </table:table-cell>
            <table:table-cell table:style-name="Tabla3.A1" office:value-type="string">
              <text:p text:style-name="P9"><text:span text:style-name="Strong_20_Emphasis">Comando / Herramienta</text:span></text:p>
            </table:table-cell>
            <table:table-cell table:style-name="Tabla3.A1" office:value-type="string">
              <text:p text:style-name="P9"><text:span text:style-name="Strong_20_Emphasis">Estado</text:span></text:p>
            </table:table-cell>
          </table:table-row>
        </table:table-header-rows>
        <table:table-row>
          <table:table-cell table:style-name="Tabla3.A1" office:value-type="string">
            <text:p text:style-name="P8">Actualización</text:p>
          </table:table-cell>
          <table:table-cell table:style-name="Tabla3.A1" office:value-type="string">
            <text:p text:style-name="P8"><text:span text:style-name="Source_20_Text">apt full-upgrade</text:span></text:p>
          </table:table-cell>
          <table:table-cell table:style-name="Tabla3.A1" office:value-type="string">
            <text:p text:style-name="P8">[ ]</text:p>
          </table:table-cell>
        </table:table-row>
        <table:table-row>
          <table:table-cell table:style-name="Tabla3.A1" office:value-type="string">
            <text:p text:style-name="P8">Driver de Vídeo</text:p>
          </table:table-cell>
          <table:table-cell table:style-name="Tabla3.A1" office:value-type="string">
            <text:p text:style-name="P8">Centro de Control &gt; Drivers</text:p>
          </table:table-cell>
          <table:table-cell table:style-name="Tabla3.A1" office:value-type="string">
            <text:p text:style-name="P8">[ ]</text:p>
          </table:table-cell>
        </table:table-row>
        <table:table-row>
          <table:table-cell table:style-name="Tabla3.A1" office:value-type="string">
            <text:p text:style-name="P8">Prueba de Sonido</text:p>
          </table:table-cell>
          <table:table-cell table:style-name="Tabla3.A1" office:value-type="string">
            <text:p text:style-name="P8"><text:span text:style-name="Source_20_Text">speaker-test</text:span> o YouTube</text:p>
          </table:table-cell>
          <table:table-cell table:style-name="Tabla3.A1" office:value-type="string">
            <text:p text:style-name="P8">[ ]</text:p>
          </table:table-cell>
        </table:table-row>
        <table:table-row>
          <table:table-cell table:style-name="Tabla3.A1" office:value-type="string">
            <text:p text:style-name="P8">Prueba de Red</text:p>
          </table:table-cell>
          <table:table-cell table:style-name="Tabla3.A1" office:value-type="string">
            <text:p text:style-name="P8">Ping a 8.8.8.8 o navegación</text:p>
          </table:table-cell>
          <table:table-cell table:style-name="Tabla3.A1" office:value-type="string">
            <text:p text:style-name="P8">[ ]</text:p>
          </table:table-cell>
        </table:table-row>
        <table:table-row>
          <table:table-cell table:style-name="Tabla3.A1" office:value-type="string">
            <text:p text:style-name="P8">Limpieza de Temporales</text:p>
          </table:table-cell>
          <table:table-cell table:style-name="Tabla3.A1" office:value-type="string">
            <text:p text:style-name="P8"><text:span text:style-name="Source_20_Text">bleachbit</text:span> (opcional)</text:p>
          </table:table-cell>
          <table:table-cell table:style-name="Tabla3.A1" office:value-type="string">
            <text:p text:style-name="P8">[ ]</text:p>
          </table:table-cell>
        </table:table-row>
      </table:table>
      <text:p text:style-name="Horizontal_20_Line"/>
      <text:h text:style-name="P1" text:outline-level="2">📄 Finalización en el Panel de Gestión</text:h>
      <text:p text:style-name="P10">Una vez el equipo vuele con AntiX Linux:</text:p>
      <text:list text:style-name="L12">
        <text:list-item>
          <text:p text:style-name="P21">Accede a <text:a xlink:type="simple" xlink:href="http://www.tecducatio.com/" office:target-frame-name="_blank" xlink:show="new" text:style-name="Internet_20_link" text:visited-style-name="Visited_20_Internet_20_Link">www.tecducatio.com</text:a>.</text:p>
        </text:list-item>
        <text:list-item>
          <text:p text:style-name="P21">Localiza <text:span text:style-name="T1">el ticket</text:span>.</text:p>
        </text:list-item>
        <text:list-item>
          <text:p text:style-name="P23">Sube el informe final <text:span text:style-name="T1">al <text:s/>Albarán.</text:span> (puedes usar el resultado de <text:span text:style-name="Source_20_Text">inxi</text:span>). </text:p>
        </text:list-item>
        <text:list-item>
          <text:p text:style-name="P21">Genera la Factura final incluyendo el concepto: "Servicio de Reacondicionado y Optimización de SO Ligero".</text:p>
        </text:list-item>
        <text:list-item>
          <text:p text:style-name="P21">Cambia el estado a "<text:span text:style-name="T1">Enviado</text:span>".<text:line-break/><text:line-break/></text:p>
          <text:p text:style-name="P22"/>
        </text:list-item>
      </text:list>
      <text:p text:style-name="Text_20_body">Este documento es el toque final de profesionalidad para el servicio técnico <text:span text:style-name="T2">micro1475</text:span>. Los alumnos deben imprimirlo (o generarlo en PDF) y adjuntarlo al equipo físico en el momento de la entrega, una vez cerrada la factura en el panel de <text:a xlink:type="simple" xlink:href="http://www.tecducatio.com/" office:target-frame-name="_blank" xlink:show="new" text:style-name="Internet_20_link" text:visited-style-name="Visited_20_Internet_20_Link">www.tecducatio.com</text:a>.</text:p>
      <text:p text:style-name="Horizontal_20_Line"/>
      <text:h text:style-name="Heading_20_1" text:outline-level="1">📑 Manual de Bienvenida: Tu Equipo Reacondicionado</text:h>
      <text:p text:style-name="P24">Soporte Técnico Especializado: micro1475</text:p>
      <text:p text:style-name="Text_20_body">¡Gracias por confiar en el programa de economía circular de <text:span text:style-name="T2">micro1475</text:span>! Este equipo ha sido cuidadosamente testeado, ensamblado y optimizado por nuestro equipo de técnicos para ofrecerte un rendimiento fluido y sostenible.</text:p>
      <text:p text:style-name="Horizontal_20_Line"/>
      <text:h text:style-name="Heading_20_3" text:outline-level="3">💻 Especificaciones del Equipo</text:h>
      <text:list text:style-name="L13">
        <text:list-item>
          <text:p text:style-name="P25"><text:span text:style-name="T2">Procesador:</text:span> [Rellenar por el técnico]</text:p>
        </text:list-item>
        <text:list-item>
          <text:p text:style-name="P25"><text:span text:style-name="T2">Memoria RAM:</text:span> [Rellenar por el técnico] GB</text:p>
        </text:list-item>
        <text:list-item>
          <text:p text:style-name="P25"><text:span text:style-name="T2">Almacenamiento:</text:span> [Rellenar por el técnico] GB (SSD/HDD)</text:p>
        </text:list-item>
        <text:list-item>
          <text:p text:style-name="P25"><text:span text:style-name="T2">Sistema Operativo:</text:span> AntiX Linux (Optimizado)</text:p>
        </text:list-item>
      </text:list>
      <text:p text:style-name="Horizontal_20_Line"/>
      <text:h text:style-name="Heading_20_3" text:outline-level="3">🐧 Sobre tu nuevo Sistema Operativo: AntiX Linux</text:h>
      <text:p text:style-name="Text_20_body">Hemos instalado <text:span text:style-name="T2">AntiX Linux</text:span>, una distribución diseñada para maximizar la velocidad en hardware reacondicionado.</text:p>
      <text:list text:style-name="L14">
        <text:list-item>
          <text:p text:style-name="P26"><text:span text:style-name="T2">Eficiencia:</text:span> Consume menos de 200MB de RAM en reposo.</text:p>
        </text:list-item>
        <text:list-item>
          <text:p text:style-name="P26"><text:span text:style-name="T2">Seguridad:</text:span> Basado en Debian, es extremadamente estable y libre de virus comunes.</text:p>
        </text:list-item>
        <text:list-item>
          <text:p text:style-name="P26"><text:span text:style-name="T2">Software Incluido:</text:span> Navegador web ligero, suite ofimática y centro de control completo.</text:p>
        </text:list-item>
      </text:list>
      <text:p text:style-name="Horizontal_20_Line"/>
      <text:h text:style-name="Heading_20_3" text:outline-level="3">🚀 Primeros Pasos</text:h>
      <text:list text:style-name="L15">
        <text:list-item>
          <text:p text:style-name="P27"><text:span text:style-name="T2">Encendido:</text:span> El equipo iniciará directamente en el escritorio <text:span text:style-name="T2">IceWM</text:span>.</text:p>
        </text:list-item>
        <text:list-item>
          <text:p text:style-name="P27"><text:span text:style-name="T2">Usuario y Contraseña:</text:span> * <text:span text:style-name="T2">Usuario:</text:span> <text:span text:style-name="Source_20_Text"><text:span text:style-name="T1">curso</text:span></text:span></text:p>
          <text:list>
            <text:list-item>
              <text:p text:style-name="P27"><text:span text:style-name="T2">Contraseña:</text:span> <text:span text:style-name="Source_20_Text"><text:span text:style-name="T1">qwerty</text:span></text:span> <text:span text:style-name="T3">(Te recomendamos cambiarla en el Centro de Control)</text:span>.</text:p>
            </text:list-item>
          </text:list>
        </text:list-item>
        <text:list-item>
          <text:p text:style-name="P27"><text:span text:style-name="T2">Conexión a Internet:</text:span> Haz clic en el icono de red (esquina inferior derecha) para buscar tu red Wi-Fi o conecta el cable Ethernet.</text:p>
        </text:list-item>
      </text:list>
      <text:p text:style-name="Horizontal_20_Line"/>
      <text:h text:style-name="Heading_20_3" text:outline-level="3"><text:soft-page-break/>🛠️ Garantía y Soporte</text:h>
      <text:p text:style-name="Text_20_body">Este equipo ha superado un riguroso test de diagnóstico POST y verificación de componentes. Si tienes cualquier duda técnica, puedes contactarnos haciendo referencia a tu número de <text:span text:style-name="T2">Albarán/Factura</text:span> generado en nuestro sistema de gestión.</text:p>
      <text:p text:style-name="Quotations"><text:span text:style-name="T2">Nota de Sostenibilidad:</text:span> Al adquirir este equipo reacondicionado, has evitado la emisión de CO2 y el desperdicio de componentes electrónicos funcionales. ¡Gracias por tu compromiso con el medio ambiente!</text:p>
      <text:p text:style-name="Horizontal_20_Line"/>
      <text:h text:style-name="Heading_20_3" text:outline-level="3">✅ Checklist Final para el Técnico (Antes de entregar)</text:h>
      <text:list text:style-name="L16">
        <text:list-item>
          <text:p text:style-name="P28">[ ] ¿El manual incluye las especificaciones reales del hardware montado?</text:p>
        </text:list-item>
        <text:list-item>
          <text:p text:style-name="P28">[ ] ¿Has comprobado que la contraseña de acceso funciona?</text:p>
        </text:list-item>
        <text:list-item>
          <text:p text:style-name="P28">[ ] ¿El equipo está limpio físicamente?</text:p>
        </text:list-item>
        <text:list-item>
          <text:p text:style-name="P28">[ ] ¿Se ha entregado copia del Albarán generado en <text:a xlink:type="simple" xlink:href="http://www.tecducatio.com/" office:target-frame-name="_blank" xlink:show="new" text:style-name="Internet_20_link" text:visited-style-name="Visited_20_Internet_20_Link">www.tecducatio.com</text:a>?</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1:03:31.392761379</meta:creation-date>
    <dc:date>2026-01-27T11:13:53.917003732</dc:date>
    <meta:editing-duration>PT10M23S</meta:editing-duration>
    <meta:editing-cycles>1</meta:editing-cycles>
    <meta:document-statistic meta:table-count="3" meta:image-count="0" meta:object-count="0" meta:page-count="7" meta:paragraph-count="168" meta:word-count="1726" meta:character-count="10432" meta:non-whitespace-character-count="8928"/>
    <meta:generator>LibreOffice/24.2.2.2$Linux_X86_64 LibreOffice_project/d56cc158d8a96260b836f100ef4b4ef25d6f1a01</meta:generator>
  </office:meta>
</office:document-meta>
</file>